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Liberation Sans" fo:font-size="12pt" fo:language="es" fo:country="AR" style:text-underline-style="none" fo:font-weight="normal" officeooo:rsid="00126ae9" officeooo:paragraph-rsid="00126ae9"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Liberation Sans" fo:font-size="12pt" fo:language="es" fo:country="AR" style:text-underline-style="none" fo:font-weight="normal" officeooo:rsid="00126ae9" officeooo:paragraph-rsid="00126ae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language="es" fo:country="AR" style:text-underline-style="none" fo:font-weight="normal" officeooo:rsid="00141102" officeooo:paragraph-rsid="00141102"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ans" fo:font-size="26pt" fo:language="es" fo:country="AR" style:text-underline-style="solid" style:text-underline-width="auto" style:text-underline-color="font-color" fo:font-weight="bold" officeooo:rsid="00148aa6" officeooo:paragraph-rsid="00148aa6" style:font-size-asian="22.75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2pt" fo:language="es" fo:country="AR" style:text-underline-style="none" fo:font-weight="normal" officeooo:rsid="00148aa6" officeooo:paragraph-rsid="001833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language="es" fo:country="AR" style:text-underline-style="none" fo:font-weight="normal" officeooo:rsid="00141102" officeooo:paragraph-rsid="00183311"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arial" fo:font-size="12pt" fo:language="es" fo:country="AR" style:text-underline-style="none" fo:font-weight="normal" officeooo:rsid="00126ae9" officeooo:paragraph-rsid="0018331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language="es" fo:country="AR" style:text-underline-style="none" fo:font-weight="normal" officeooo:rsid="00126ae9" officeooo:paragraph-rsid="00183311"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24pt" fo:language="es" fo:country="AR" style:text-underline-style="solid" style:text-underline-width="auto" style:text-underline-color="font-color" fo:font-weight="bold" officeooo:rsid="00126ae9" officeooo:paragraph-rsid="00183311" style:font-size-asian="21pt" style:font-weight-asian="bold" style:font-size-complex="24pt" style:font-weight-complex="bold"/>
    </style:style>
    <style:style style:name="P10" style:family="paragraph" style:parent-style-name="Standard">
      <style:paragraph-properties fo:text-align="center" style:justify-single-word="false"/>
      <style:text-properties style:font-name="Liberation Mono" fo:font-size="26pt" fo:language="es" fo:country="AR" style:text-underline-style="solid" style:text-underline-width="auto" style:text-underline-color="font-color" fo:font-weight="bold" officeooo:rsid="00126ae9" officeooo:paragraph-rsid="00126ae9" style:font-size-asian="26pt" style:font-weight-asian="bold" style:font-size-complex="26pt" style:font-weight-complex="bold"/>
    </style:style>
    <style:style style:name="P11" style:family="paragraph" style:parent-style-name="Standard">
      <style:paragraph-properties fo:text-align="center" style:justify-single-word="false"/>
      <style:text-properties style:font-name="Liberation Mono" fo:font-size="26pt" fo:language="es" fo:country="AR" style:text-underline-style="solid" style:text-underline-width="auto" style:text-underline-color="font-color" fo:font-weight="bold" officeooo:rsid="0017c088" officeooo:paragraph-rsid="0017c088" style:font-size-asian="22.75pt" style:font-weight-asian="bold" style:font-size-complex="26pt" style:font-weight-complex="bold"/>
    </style:style>
    <style:style style:name="P12" style:family="paragraph" style:parent-style-name="Standard">
      <style:paragraph-properties fo:text-align="center" style:justify-single-word="false" fo:break-before="page"/>
      <style:text-properties style:font-name="Liberation Mono" fo:font-size="26pt" fo:language="es" fo:country="AR" style:text-underline-style="solid" style:text-underline-width="auto" style:text-underline-color="font-color" fo:font-weight="bold" officeooo:rsid="00148aa6" officeooo:paragraph-rsid="00148aa6" style:font-size-asian="22.75pt" style:font-weight-asian="bold" style:font-size-complex="26pt" style:font-weight-complex="bold"/>
    </style:style>
    <style:style style:name="P13"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1pt" fo:language="es" fo:country="AR" fo:font-style="normal" style:text-underline-style="none" fo:font-weight="normal" officeooo:rsid="0017c088" officeooo:paragraph-rsid="00183311" style:text-blinking="false" fo:background-color="transparent" style:font-size-asian="10.5pt" style:font-weight-asian="normal" style:font-size-complex="12pt" style:font-weight-complex="normal"/>
    </style:style>
    <style:style style:name="P14" style:family="paragraph" style:parent-style-name="Text_20_body">
      <style:paragraph-properties fo:margin-top="0.423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language="es" fo:country="AR" fo:font-style="normal" style:text-underline-style="none" fo:font-weight="normal" officeooo:rsid="0017c088" officeooo:paragraph-rsid="00183311" style:text-blinking="false" fo:background-color="transparent" style:font-size-asian="10.5pt" style:font-weight-asian="normal" style:font-size-complex="12pt" style:font-weight-complex="normal"/>
    </style:style>
    <style:style style:name="P15"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language="es" fo:country="AR" fo:font-style="normal" style:text-underline-style="none" fo:font-weight="normal" officeooo:paragraph-rsid="00183311" style:text-blinking="false" fo:background-color="transparent"/>
    </style:style>
    <style:style style:name="T1" style:family="text">
      <style:text-properties officeooo:rsid="00141102"/>
    </style:style>
    <style:style style:name="T2" style:family="text">
      <style:text-properties officeooo:rsid="0015f0d6"/>
    </style:style>
    <style:style style:name="T3" style:family="text">
      <style:text-properties officeooo:rsid="001b5b2f"/>
    </style:style>
    <style:style style:name="T4" style:family="text">
      <style:text-properties officeooo:rsid="001b28bc"/>
    </style:style>
    <style:style style:name="T5" style:family="text">
      <style:text-properties officeooo:rsid="001966e6"/>
    </style:style>
    <style:style style:name="T6" style:family="text">
      <style:text-properties officeooo:rsid="001acfcf"/>
    </style:style>
    <style:style style:name="T7" style:family="text">
      <style:text-properties style:font-name="Liberation Mono" fo:font-size="26pt" style:text-underline-style="solid" style:text-underline-width="auto" style:text-underline-color="font-color" fo:font-weight="bold" officeooo:rsid="0017c088" style:font-size-asian="22.75pt" style:font-weight-asian="bold" style:font-size-complex="26pt" style:font-weight-complex="bold"/>
    </style:style>
    <style:style style:name="T8" style:family="text">
      <style:text-properties style:font-name="Liberation Mono" fo:font-size="26pt" fo:font-weight="bold" officeooo:rsid="0017c088" style:font-size-asian="22.75pt" style:font-weight-asian="bold" style:font-size-complex="26pt" style:font-weight-complex="bold"/>
    </style:style>
    <style:style style:name="T9" style:family="text">
      <style:text-properties style:text-underline-style="none"/>
    </style:style>
    <style:style style:name="T10"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uestionario</text:p>
      <text:p text:style-name="P9"/>
      <text:list xml:id="list2947757708" text:style-name="L2">
        <text:list-item>
          <text:p text:style-name="P7">¿Qué es un SVN?</text:p>
        </text:list-item>
        <text:list-item>
          <text:p text:style-name="P7">¿Qué es “GitHub”?</text:p>
        </text:list-item>
        <text:list-item>
          <text:p text:style-name="P7">¿Qué es collabnet” y “Tigris”?</text:p>
        </text:list-item>
      </text:list>
      <text:p text:style-name="P8"/>
      <text:p text:style-name="P8"/>
      <text:p text:style-name="P8">1) Apache Subversion (abreviado como SVN) es una herramienta de control de versiones open source. <text:span text:style-name="T1">Es usada por desarrolladores de software para mantener versiones históricas y actuales de archivos tales como código fuente, entre otros.</text:span></text:p>
      <text:p text:style-name="P8"/>
      <text:p text:style-name="P6">2) GitHub es una plataforma de desarrollo colaborativo para alojar proyectos usando el sistema de control de versiones llamado Git. Es utilizado principalmente para la creación de código fuente.</text:p>
      <text:p text:style-name="P6"/>
      <text:p text:style-name="P6">3) Collabnet es una firma d<text:span text:style-name="T5">e </text:span>software. Sus productos son usados por <text:span text:style-name="T6">compañías</text:span> y organizaciones del gobierno para reducir el tiempo que se tarda en crear y lanzar software. Entre sus productos se encuentra Apache Subversion o SVN.</text:p>
      <text:p text:style-name="P6"><text:tab/>Tigris es una comunidad de desarrollo de software open source. Entre sus servicios está la revisión de control utilizando SVN. Es alojado por Collabnet.</text:p>
      <text:p text:style-name="P12">Manual de usuario</text:p>
      <text:p text:style-name="P4"/>
      <text:p text:style-name="P5"><text:span text:style-name="T4">El programa permite que al ingresar <text:s/>un par de coordenadas, dentro de la Ciudad de Buenos Aires, mostrando por pantalla el recorrido que debe utilizar, indicándole donde debe ascender y descender de dichos transportes.</text:span></text:p>
      <text:p text:style-name="P5"/>
      <text:p text:style-name="P5"><text:tab/><text:span text:style-name="T3">Al inicio del programa, se le pedirá que ingrese las coordenadas de partida, y las de <text:s/>llegada. Luego, el programa armara una lista con las mejores opciones de recorrido, mostrando por pantalla las mejores opciones, indicando, donde se encuentra la estación <text:s/>de primer transporte que se debe tomar, la linea y el tipo de transporte, lo mismo hará con <text:s/>todas las estaciones que deba tomar el usuario. </text:span></text:p>
      <text:p text:style-name="P5"/>
      <text:p text:style-name="P5"><text:span text:style-name="T3"><text:tab/>Además de esto, le mostrara una imagen del recorrido, indicando con cuales dos las coordenadas de origen y de llegada , las estaciones que debe tomar, estas con un color distinguido y también se le mostrara las demás estaciones de esa linea.</text:span></text:p>
      <text:p text:style-name="P5"><text:span text:style-name="T7"/></text:p>
      <text:p text:style-name="P5"><text:span text:style-name="T8"><text:tab/><text:tab/></text:span><text:span text:style-name="T7">Manual de programador</text:span></text:p>
      <text:p text:style-name="P11"/>
      <text:p text:style-name="P13"><text:tab/>Lo primero que hace es abrir los archivos que contiene los datos de los distintas estaciones de transporte, los lee y los carga en una lista en memoria dinámica, a medida que lee cada estación, las irá agrupando por misma línea y tipo de transporte, ya que luego se va utilizar en casi todo el resto del programa.</text:p>
      <text:p text:style-name="P15"><text:tab/>Se le pregunta al usuario cuales son las coordenadas de inicio y final del recorrido que desea averiguar. El programa genera dos listas con las estaciones que están cercanas (a 300m a la redonda) a las coordenadas de inicio y a las de destino, respectivamente. Luego, se revisará si en ambas listas hay una misma línea de transporte, guardando a este como un recorrido directo en una lista. Al terminar de buscar los posibles viajes directos, prosigue a buscar alguna posible combinación.</text:p>
      <text:p text:style-name="P14"><text:tab/>Con la lista de los viajes posibles para el usuario, se genera un bitmap, con una ilustración de un posible recorrido, esto se hará para cada uno de los recorridos. Esta ilustración mostrará, un mapa de la Ciudad de Buenos Aires, con la ubicación de inicio, donde deberá tomar el transporte y donde se deberá bajar, y la ubicación de destino. Cuando se muestre una combinación se mostrara donde se toma el primer transporte, donde se debe bajar y luego donde se deberá subir para tomar el segundo transporte y, nuevamente, donde se deberá bajar, además de lo ya di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0:07:39.107402661</meta:creation-date>
    <dc:date>2019-11-04T19:52:42.256754678</dc:date>
    <meta:editing-duration>PT13M45S</meta:editing-duration>
    <meta:editing-cycles>3</meta:editing-cycles>
    <meta:generator>LibreOffice/6.0.6.2$Linux_X86_64 LibreOffice_project/00m0$Build-2</meta:generator>
    <meta:document-statistic meta:table-count="0" meta:image-count="0" meta:object-count="0" meta:page-count="2" meta:paragraph-count="16" meta:word-count="531" meta:character-count="3164" meta:non-whitespace-character-count="2639"/>
  </office:meta>
</office:document-meta>
</file>